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4c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7b59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7b59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7b59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officeooo:rsid="000a64f4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0b4c26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6" style:family="text">
      <style:text-properties fo:font-size="13pt" fo:font-weight="normal" style:font-size-asian="13pt" style:font-weight-asian="normal" style:font-size-complex="13pt" style:font-weight-complex="normal"/>
    </style:style>
    <style:style style:name="T17" style:family="text">
      <style:text-properties fo:color="#3465a4"/>
    </style:style>
    <style:style style:name="T18" style:family="text">
      <style:text-properties fo:color="#3465a4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3465a4" fo:font-size="13pt" style:font-size-asian="13pt" style:font-size-complex="13pt"/>
    </style:style>
    <style:style style:name="T20" style:family="text">
      <style:text-properties fo:color="#3465a4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3465a4" fo:font-size="15pt" style:font-size-asian="15pt" style:font-size-complex="15pt"/>
    </style:style>
    <style:style style:name="T22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3465a4" fo:font-size="18pt" style:font-size-asian="18pt" style:font-size-complex="18pt"/>
    </style:style>
    <style:style style:name="T24" style:family="text">
      <style:text-properties fo:color="#3465a4" fo:font-size="16pt" style:font-size-asian="16pt" style:font-size-complex="16pt"/>
    </style:style>
    <style:style style:name="T25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861141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 <text:s text:c="29"/><text:span text:style-name="T8"><text:s text:c="6"/></text:span><text:span text:style-name="T6">Introduction to Python </text:span><text:span text:style-name="T5"><text:line-break/></text:span><text:line-break/><text:span text:style-name="T17"><text:line-break/></text:span><text:span text:style-name="T22">What is Python?</text:span><text:line-break/><text:line-break/> P<text:span text:style-name="T11">ython is a high-level, interpreted, and general-purpose programming language.<text:line-break/>It was created by Guido van Rossum and released in 1991.<text:line-break/>Python’s design philosophy emphasizes:<text:line-break/><text:line-break/>Code readability<text:line-break/><text:line-break/>Simple syntax (similar to English language)<text:line-break/></text:span><text:line-break/><text:line-break/><text:span text:style-name="T11">This makes Python one of the easiest languages to learn for beginners as well as a powerful tool for professionals.<text:line-break/><text:line-break/></text:span><text:span text:style-name="T20"><text:line-break/>Why is it called Python?<text:line-break/></text:span><text:span text:style-name="T11"><text:line-break/>The name “Python” doesn’t come from the snake!<text:line-break/></text:span><text:span text:style-name="T14">Guido van Rossum </text:span><text:span text:style-name="T11">was reading a comedy script from the TV show “Monty Python’s Flying Circus” while creating the language.<text:line-break/>He wanted a short, unique, and catchy name — so he called it Python.<text:line-break/><text:line-break/><text:line-break/>---<text:line-break/><text:line-break/></text:span><text:span text:style-name="T24">Features of Python</text:span><text:span text:style-name="T11"><text:line-break/><text:line-break/>Python has many powerful features that make it special:<text:line-break/><text:line-break/></text:span><text:span text:style-name="T15">1. Easy to Learn and Use:</text:span><text:span text:style-name="T11"><text:line-break/>Python has simple syntax — like writing English — which makes it beginner-friendly.<text:line-break/><text:line-break/><text:line-break/></text:span><text:span text:style-name="T15">2. Interpreted Language:</text:span><text:span text:style-name="T11"><text:line-break/>You don’t need to compile Python code. It runs line by line using an interpreter.<text:line-break/><text:line-break/><text:line-break/></text:span><text:span text:style-name="T15">3. High-Level Language:</text:span><text:span text:style-name="T11"><text:line-break/>Python hides complex low-level details (like memory management) so you can focus on </text:span><text:soft-page-break/><text:span text:style-name="T11">solving problems.<text:line-break/><text:line-break/><text:line-break/></text:span><text:span text:style-name="T15">4. Portable:</text:span><text:span text:style-name="T11"><text:line-break/>Python code can run on different operating systems (Windows, Mac, Linux) without changes.<text:line-break/><text:line-break/><text:line-break/></text:span><text:span text:style-name="T15">5. Extensive Libraries:</text:span><text:span text:style-name="T11"><text:line-break/>Python has a huge collection of built-in libraries (like math, random, datetime) and external packages (like numpy, pandas, django).<text:line-break/><text:line-break/><text:line-break/></text:span><text:span text:style-name="T15">6. Versatile:</text:span><text:span text:style-name="T11"><text:line-break/>Python can be used for:<text:line-break/><text:line-break/>Web development<text:line-break/><text:line-break/>Machine learning and AI<text:line-break/><text:line-break/>Data analysis<text:line-break/><text:line-break/>Game development<text:line-break/><text:line-break/>Desktop applications<text:line-break/><text:line-break/>Automation (scripting)<text:line-break/><text:line-break/><text:line-break/><text:line-break/>7. Community Support:<text:line-break/>Python has a large and active community that continuously improves it and helps new learners.<text:line-break/><text:line-break/><text:line-break/><text:line-break/></text:span><text:span text:style-name="T25">Applications of Python</text:span><text:span text:style-name="T11"><text:line-break/><text:line-break/>Python is everywhere today. Some real-world uses include:<text:line-break/><text:line-break/>Web Development: Django, Flask (web frameworks)<text:line-break/><text:line-break/>Data Science and Machine Learning: Pandas, NumPy, Scikit-learn<text:line-break/><text:line-break/>Artificial Intelligence and Deep Learning: TensorFlow, PyTorch<text:line-break/><text:line-break/>Automation and Scripting: Automating tasks like sending emails, working with files<text:line-break/></text:span><text:soft-page-break/><text:span text:style-name="T11"><text:line-break/>Game Development: Pygame library<text:line-break/><text:line-break/>Mobile App Development: Kivy, BeeWare<text:line-break/><text:line-break/><text:line-break/>Even big companies like Google, Netflix, Instagram, Spotify, and NASA use Python!<text:line-break/><text:line-break/><text:line-break/><text:line-break/></text:span><text:span text:style-name="T24">Advantages of Learning Python</text:span><text:span text:style-name="T11"><text:line-break/><text:line-break/>Career Opportunities: Python developers are in high demand.<text:line-break/><text:line-break/>High Salaries: Python skills can lead to well-paying jobs.<text:line-break/><text:line-break/>Flexibility: One language can open doors in multiple fields.<text:line-break/><text:line-break/>Perfect for Beginners: Easy start, but powerful for advanced work too.<text:line-break/><text:line-break/><text:line-break/><text:line-break/></text:span><text:span text:style-name="T15">Python Version History (Brief)</text:span><text:span text:style-name="T11"><text:line-break/><text:line-break/>&gt; Note: Python 3 is recommended. Python 2 is officially discontinued since 2020.</text:span></text:p>
      <text:p text:style-name="P1"><text:span text:style-name="T12">I will explain it in next video</text:span><text:span text:style-name="T11"><text:line-break/><text:line-break/><text:line-break/><text:line-break/><text:line-break/><text:line-break/><text:line-break/></text:span><text:span text:style-name="T25">How Python Works</text:span><text:span text:style-name="T11"><text:line-break/><text:line-break/>1. You write Python code in a file (with .py extension).<text:line-break/><text:line-break/><text:line-break/>2. The Python Interpreter reads your code line by line.<text:line-break/><text:line-break/><text:line-break/>3. It immediately executes the code and shows the output.<text:line-break/><text:line-break/><text:line-break/><text:line-break/></text:span><text:soft-page-break/><text:span text:style-name="T11">No need to compile the program separately!<text:line-break/><text:line-break/><text:line-break/></text:span><text:span text:style-name="T26">Summary</text:span><text:span text:style-name="T11"><text:line-break/><text:line-break/>Python is a beginner-friendly, high-level, and powerful programming language.<text:line-break/><text:line-break/>It is widely used across industries.<text:line-break/><text:line-break/>It offers huge career and learning opportunities.<text:line-break/><text:line-break/>Learning Python opens doors to Web Development, Data Science, AI, Automation, and much more.<text:line-break/><text:line-break/><text:line-break/><text:line-break/></text:span></text:p>
      <text:p text:style-name="Standard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7T22:18:28.013000000</meta:creation-date>
    <dc:date>2025-04-27T22:33:52.926000000</dc:date>
    <meta:editing-duration>PT3M56S</meta:editing-duration>
    <meta:editing-cycles>1</meta:editing-cycles>
    <meta:document-statistic meta:table-count="0" meta:image-count="0" meta:object-count="0" meta:page-count="4" meta:paragraph-count="2" meta:word-count="453" meta:character-count="3137" meta:non-whitespace-character-count="2562"/>
    <meta:generator>Neat_Office/6.2.8.2$Windows_x86 LibreOffice_project/</meta:generator>
  </office:meta>
</office:document-meta>
</file>